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kar bi rabil bi bilo nekako to: imam ical file, iz katerega bi rabil generacijo tabel po mesecih, html output poleg tabel bi rabil se eno custom sestevanje, ki ga mam v pythonu iz chatgp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l" fo:country="SI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l" fo:country="SI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16:08:15.585337389</meta:creation-date>
    <dc:date>2024-01-30T16:08:29.684634583</dc:date>
    <meta:editing-duration>PT14S</meta:editing-duration>
    <meta:editing-cycles>1</meta:editing-cycles>
    <meta:document-statistic meta:table-count="0" meta:image-count="0" meta:object-count="0" meta:page-count="1" meta:paragraph-count="1" meta:word-count="35" meta:character-count="187" meta:non-whitespace-character-count="153"/>
    <meta:generator>LibreOffice/7.3.7.2$Linux_X86_64 LibreOffice_project/30$Build-2</meta:generator>
  </office:meta>
</office:document-meta>
</file>